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DrivenBeanDefinitionParser.registerAsyncExecutionAspect( Element element , ParserContext parser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nnotationDrivenBeanDefinitionParser.registerPostProcessor( ParserContext parserContext , BeanDefinitionBuilder builder ,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DrivenBeanDefinitionParser.parse( Element element , ParserContext parserContex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49">
            <text:p text:style-name="Table_20_Contents">4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